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8b2"/>
    </style:style>
    <style:style style:name="P2" style:family="paragraph" style:parent-style-name="Standard">
      <style:text-properties officeooo:rsid="00057ae5" officeooo:paragraph-rsid="0016b8b2"/>
    </style:style>
    <style:style style:name="P3" style:family="paragraph" style:parent-style-name="Standard">
      <style:text-properties officeooo:rsid="0016b8b2" officeooo:paragraph-rsid="0016b8b2"/>
    </style:style>
    <style:style style:name="T1" style:family="text">
      <style:text-properties officeooo:rsid="0018834d"/>
    </style:style>
    <style:style style:name="T2" style:family="text">
      <style:text-properties officeooo:rsid="0016b8b2"/>
    </style:style>
    <style:style style:name="T3" style:family="text">
      <style:text-properties officeooo:rsid="001bee6d"/>
    </style:style>
    <style:style style:name="T4" style:family="text">
      <style:text-properties officeooo:rsid="000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">6</text:span>.04.2026<text:line-break/>Temat dnia: <text:span text:style-name="T2">Postawienie front-endu i jego integracja z backendem</text:span><text:line-break/><text:line-break/>W dniu dzisiejszym <text:span text:style-name="T3">pracowałem</text:span> cały <text:span text:style-name="T4">dzień</text:span> zgodnie z wymaganiami praktyk.<text:line-break/><text:line-break/>Co udało się zrobić:<text:line-break/>- <text:span text:style-name="T2">Udało się utworzyć prosty projekt w React-Native</text:span></text:p>
      <text:p text:style-name="P1">- <text:span text:style-name="T2">Udało się zrobić stronę logowania i rejestracji</text:span></text:p>
      <text:p text:style-name="P1">- <text:span text:style-name="T2">Udało się przeczytać pierwsze strony ciop.pl</text:span></text:p>
      <text:p text:style-name="P1">- <text:span text:style-name="T2">Udało się zrobić pozostałe strony takie jak strona główna, rezultat, ustawienia historia</text:span><text:line-break/><text:line-break/>Problemy, które miałem:</text:p>
      <text:p text:style-name="P2">- <text:span text:style-name="T2">Logowanie nie działa.</text:span></text:p>
      <text:p text:style-name="P3">- Rejestracja nie działa.</text:p>
      <text:p text:style-name="P2">- <text:span text:style-name="T2">Zatem nie da się wejść i sprawdzić czy inne strony działają.</text:span></text:p>
      <text:p text:style-name="P2">- <text:span text:style-name="T2">Meta.ai wywalił czat i straciłem pół rozmowy i nie mogłem już tego przywrócić.</text:span></text:p>
      <text:p text:style-name="P2">- <text:span text:style-name="T2">Z BHP ciężko mi było cokolwiek zapamiętać.</text:span></text:p>
      <text:p text:style-name="P2">- <text:span text:style-name="T2">Ciężko było pogodzić pakiety ze sobą i obawiam się że nasze ukochane Dependency Hell też mnie dosięgnie.</text:span></text:p>
      <text:p text:style-name="P2">- <text:span text:style-name="T2">Był problem z Expo go który polegał na tym że po tym jak nadało mu się uprawnienia do kamery, wówczas nie będzie dało się zrobić zdjęcia ponieważ cały fotografowany obraz będzie zupełnie czarny.</text:span></text:p>
      <text:p text:style-name="P2"/>
      <text:p text:style-name="P1"><text:line-break/>To wszystk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23:56.333078500</meta:creation-date>
    <dc:date>2026-04-20T20:39:26.299077600</dc:date>
    <meta:editing-duration>PT15M30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2" meta:word-count="160" meta:character-count="986" meta:non-whitespace-character-count="833"/>
  </office:meta>
</office:document-meta>
</file>